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6-21_08-36-17_000.jpg</text:p>
          </table:table-cell>
          <table:table-cell table:style-name="ce17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97204 E-139-34-49.434814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6-21_10-29-51_000.jpg</text:p>
          </table:table-cell>
          <table:table-cell table:style-name="ce17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326416 E-139-34-49.434814</text:p>
          </table:table-cell>
          <table:table-cell table:style-name="ce32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6-21_11-20-50_000.jpg</text:p>
          </table:table-cell>
          <table:table-cell table:style-name="ce15" office:value-type="string">
            <text:p>:m RES 1-2*2 / free# JVEMV6 37#21.4_3 / 37. miscs of miscs / 21. math&amp;physics / 4. knot-theory</text:p>
          </table:table-cell>
          <table:table-cell table:style-name="ce31"/>
          <table:table-cell table:style-name="ce3"/>
          <table:table-cell table:style-name="ce3" office:value-type="string">
            <text:p>N-35-35-28.642272 E-139-34-49.050292</text:p>
          </table:table-cell>
          <table:table-cell table:style-name="ce32" table:formula="of:=IF([.E4]=&quot;&quot;;[.C4];CONCATENATE([.C4];&quot; / &quot;;[.E4]))" office:value-type="string" office:string-value=":m RES 1-2*2 / free# JVEMV6 37#21.4_3 / 37. miscs of miscs / 21. math&amp;physics / 4. knot-theory">
            <text:p>:m RES 1-2*2 / free# JVEMV6 37#21.4_3 / 37. miscs of miscs / 21. math&amp;physics / 4. knot-theory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21_12-56-53_000.jpg</text:p>
          </table:table-cell>
          <table:table-cell table:style-name="ce16" office:value-type="string">
            <text:p>:PHOTO 記録 / PC画面 / 寄付金 / 「令和新選組」（れいわ新選組） / 都知事選</text:p>
          </table:table-cell>
          <table:table-cell table:style-name="ce15"/>
          <table:table-cell table:style-name="ce3"/>
          <table:table-cell table:style-name="ce3" office:value-type="string">
            <text:p>N-35-35-28.738403 E-139-34-49.379882</text:p>
          </table:table-cell>
          <table:table-cell table:style-name="ce32" table:formula="of:=IF([.E5]=&quot;&quot;;[.C5];CONCATENATE([.C5];&quot; / &quot;;[.E5]))" office:value-type="string" office:string-value=":PHOTO 記録 / PC画面 / 寄付金 / 「令和新選組」（れいわ新選組） / 都知事選">
            <text:p>:PHOTO 記録 / PC画面 / 寄付金 / 「令和新選組」（れいわ新選組） / 都知事選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21_12-58-03_000.jpg</text:p>
          </table:table-cell>
          <table:table-cell table:style-name="ce16" office:value-type="string">
            <text:p>:PHOTO 記録 / PC画面 / 寄付金 / 「令和新選組」（れいわ新選組） / 都知事選</text:p>
          </table:table-cell>
          <table:table-cell table:style-name="ce16"/>
          <table:table-cell table:style-name="ce3"/>
          <table:table-cell table:style-name="ce3" office:value-type="string">
            <text:p>N-35-35-28.436279 E-139-34-49.160156</text:p>
          </table:table-cell>
          <table:table-cell table:style-name="ce32" table:formula="of:=IF([.E6]=&quot;&quot;;[.C6];CONCATENATE([.C6];&quot; / &quot;;[.E6]))" office:value-type="string" office:string-value=":PHOTO 記録 / PC画面 / 寄付金 / 「令和新選組」（れいわ新選組） / 都知事選">
            <text:p>:PHOTO 記録 / PC画面 / 寄付金 / 「令和新選組」（れいわ新選組） / 都知事選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21_12-58-12_000.jpg</text:p>
          </table:table-cell>
          <table:table-cell table:style-name="ce16" office:value-type="string">
            <text:p>:PHOTO 記録 / PC画面 / 寄付金 / 「令和新選組」（れいわ新選組） / 都知事選</text:p>
          </table:table-cell>
          <table:table-cell table:style-name="ce17"/>
          <table:table-cell table:style-name="ce3"/>
          <table:table-cell table:style-name="ce3" office:value-type="string">
            <text:p>N-35-35-28.436279 E-139-34-49.160156</text:p>
          </table:table-cell>
          <table:table-cell table:style-name="ce32" table:formula="of:=IF([.E7]=&quot;&quot;;[.C7];CONCATENATE([.C7];&quot; / &quot;;[.E7]))" office:value-type="string" office:string-value=":PHOTO 記録 / PC画面 / 寄付金 / 「令和新選組」（れいわ新選組） / 都知事選">
            <text:p>:PHOTO 記録 / PC画面 / 寄付金 / 「令和新選組」（れいわ新選組） / 都知事選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21_13-16-48_000.jpg</text:p>
          </table:table-cell>
          <table:table-cell table:style-name="ce16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8.285217 E-139-34-49.215087</text:p>
          </table:table-cell>
          <table:table-cell table:style-name="ce32" table:formula="of:=IF([.E8]=&quot;&quot;;[.C8];CONCATENATE([.C8];&quot; / &quot;;[.E8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21_14-35-29_000.jpg</text:p>
          </table:table-cell>
          <table:table-cell table:style-name="ce17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8.683471 E-139-34-49.215087</text:p>
          </table:table-cell>
          <table:table-cell table:style-name="ce32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21_18-12-56_000.jpg</text:p>
          </table:table-cell>
          <table:table-cell table:style-name="ce17" office:value-type="string">
            <text:p>:m music / log / kb / || s.1:genr=f-prev,score=+,file=0620-2240 || s.2:genr=et-prev,for=be-bop-like,file=0616-1634</text:p>
          </table:table-cell>
          <table:table-cell table:style-name="ce17"/>
          <table:table-cell table:style-name="ce3"/>
          <table:table-cell table:style-name="ce3" office:value-type="string">
            <text:p>N-35-35-28.504943 E-139-34-49.324951</text:p>
          </table:table-cell>
          <table:table-cell table:style-name="ce32" table:formula="of:=IF([.E10]=&quot;&quot;;[.C10];CONCATENATE([.C10];&quot; / &quot;;[.E10]))" office:value-type="string" office:string-value=":m music / log / kb / || s.1:genr=f-prev,score=+,file=0620-2240 || s.2:genr=et-prev,for=be-bop-like,file=0616-1634">
            <text:p>:m music / log / kb / || s.1:genr=f-prev,score=+,file=0620-2240 || s.2:genr=et-prev,for=be-bop-like,file=0616-1634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21_19-07-41_000.jpg</text:p>
          </table:table-cell>
          <table:table-cell table:style-name="ce20" office:value-type="string">
            <text:p>:m :? 1*1 / spice,electronics,ufo / 電流；時間変化；コンデンサ＋ダイオード</text:p>
          </table:table-cell>
          <table:table-cell table:style-name="ce16"/>
          <table:table-cell table:style-name="ce3"/>
          <table:table-cell table:style-name="ce3" office:value-type="string">
            <text:p>N-35-35-28.285217 E-139-34-49.324951</text:p>
          </table:table-cell>
          <table:table-cell table:style-name="ce32" table:formula="of:=IF([.E11]=&quot;&quot;;[.C11];CONCATENATE([.C11];&quot; / &quot;;[.E11]))" office:value-type="string" office:string-value=":m :? 1*1 / spice,electronics,ufo / 電流；時間変化；コンデンサ＋ダイオード">
            <text:p>:m :? 1*1 / spice,electronics,ufo / 電流；時間変化；コンデンサ＋ダイオード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6-21_20-35-36_000.jpg</text:p>
          </table:table-cell>
          <table:table-cell table:style-name="ce15" office:value-type="string">
            <text:p>:m 食べた物</text:p>
          </table:table-cell>
          <table:table-cell table:style-name="ce17"/>
          <table:table-cell table:style-name="ce3"/>
          <table:table-cell table:style-name="ce3" office:value-type="string">
            <text:p>N-35-35-28.092956 E-139-34-49.709472</text:p>
          </table:table-cell>
          <table:table-cell table:style-name="ce32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6-22_01-48-05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3"/>
          <table:table-cell table:style-name="ce3" office:value-type="string">
            <text:p>N-35-35-28.710937 E-139-34-49.434814</text:p>
          </table:table-cell>
          <table:table-cell table:style-name="ce32" table:formula="of:=IF([.E13]=&quot;&quot;;[.C13];CONCATENATE([.C13];&quot; / &quot;;[.E13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6-22_01-48-12_000.jpg</text:p>
          </table:table-cell>
          <table:table-cell table:style-name="ce16" office:value-type="string">
            <text:p>:m :PHOTO 寝た時刻 / 2020</text:p>
          </table:table-cell>
          <table:table-cell table:style-name="ce6"/>
          <table:table-cell table:style-name="ce3"/>
          <table:table-cell table:style-name="ce3" office:value-type="string">
            <text:p>N-35-35-28.710937 E-139-34-49.434814</text:p>
          </table:table-cell>
          <table:table-cell table:style-name="ce32" table:formula="of:=IF([.E14]=&quot;&quot;;[.C14];CONCATENATE([.C14];&quot; / &quot;;[.E14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6-22_09-50-06_000.jpg</text:p>
          </table:table-cell>
          <table:table-cell table:style-name="ce6" office:value-type="string">
            <text:p>:PHOTO 記録 / 日誌 / @自室 / マウスピース / 水を交換した</text:p>
          </table:table-cell>
          <table:table-cell table:style-name="ce15"/>
          <table:table-cell table:style-name="ce3"/>
          <table:table-cell table:style-name="ce3" office:value-type="string">
            <text:p>N-35-35-28.587341 E-139-34-49.434814</text:p>
          </table:table-cell>
          <table:table-cell table:style-name="ce32" table:formula="of:=IF([.E15]=&quot;&quot;;[.C15];CONCATENATE([.C15];&quot; / &quot;;[.E15]))" office:value-type="string" office:string-value=":PHOTO 記録 / 日誌 / @自室 / マウスピース / 水を交換した">
            <text:p>:PHOTO 記録 / 日誌 / @自室 / マウスピース / 水を交換した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6-22_10-29-08_000.jpg</text:p>
          </table:table-cell>
          <table:table-cell table:style-name="ce20" office:value-type="string">
            <text:p>:m :lets / action activity / やること / 自分で記念日を作ろう；周年日も；大塩さん、他</text:p>
          </table:table-cell>
          <table:table-cell table:style-name="ce15"/>
          <table:table-cell table:style-name="ce3"/>
          <table:table-cell table:style-name="ce3" office:value-type="string">
            <text:p>N-35-35-28.271484 E-139-34-49.270019</text:p>
          </table:table-cell>
          <table:table-cell table:style-name="ce32" table:formula="of:=IF([.E16]=&quot;&quot;;[.C16];CONCATENATE([.C16];&quot; / &quot;;[.E16]))" office:value-type="string" office:string-value=":m :lets / action activity / やること / 自分で記念日を作ろう；周年日も；大塩さん、他">
            <text:p>:m :lets / action activity / やること / 自分で記念日を作ろう；周年日も；大塩さん、他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6-22_10-48-54_000.jpg</text:p>
          </table:table-cell>
          <table:table-cell table:style-name="ce6" office:value-type="string">
            <text:p>:PHOTO 記録 / 日誌 / @自室 / 「あらしお」 / 使いきった</text:p>
          </table:table-cell>
          <table:table-cell table:style-name="ce15"/>
          <table:table-cell table:style-name="ce3"/>
          <table:table-cell table:style-name="ce3" office:value-type="string">
            <text:p>N-35-35-28.765869 E-139-34-49.324951</text:p>
          </table:table-cell>
          <table:table-cell table:style-name="ce32" table:formula="of:=IF([.E17]=&quot;&quot;;[.C17];CONCATENATE([.C17];&quot; / &quot;;[.E17]))" office:value-type="string" office:string-value=":PHOTO 記録 / 日誌 / @自室 / 「あらしお」 / 使いきった">
            <text:p>:PHOTO 記録 / 日誌 / @自室 / 「あらしお」 / 使いきった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6-22_10-55-59_000.jpg</text:p>
          </table:table-cell>
          <table:table-cell table:style-name="ce6" office:value-type="string">
            <text:p>:m 食べた物　間食 / 味噌スープ</text:p>
          </table:table-cell>
          <table:table-cell table:style-name="ce16"/>
          <table:table-cell table:style-name="ce3"/>
          <table:table-cell table:style-name="ce3" office:value-type="string">
            <text:p>N-35-35-28.573608 E-139-34-49.105224</text:p>
          </table:table-cell>
          <table:table-cell table:style-name="ce32" table:formula="of:=IF([.E18]=&quot;&quot;;[.C18];CONCATENATE([.C18];&quot; / &quot;;[.E18]))" office:value-type="string" office:string-value=":m 食べた物　間食 / 味噌スープ">
            <text:p>:m 食べた物　間食 / 味噌スープ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6-21_17-04-28_000.mp4</text:p>
          </table:table-cell>
          <table:table-cell table:style-name="ce6" office:value-type="string">
            <text:p>:VIDEO / @自宅 / メモ / kb,keyboard / 演奏、play / k-2020-0621-1 / genr=f-prev,RH=2-notes,LH=grip,for=multi-octaves,file=2020-06-20_14-39-22_000.mp4,key=D</text:p>
          </table:table-cell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VIDEO / @自宅 / メモ / kb,keyboard / 演奏、play / k-2020-0621-1 / genr=f-prev,RH=2-notes,LH=grip,for=multi-octaves,file=2020-06-20_14-39-22_000.mp4,key=D">
            <text:p>:VIDEO / @自宅 / メモ / kb,keyboard / 演奏、play / k-2020-0621-1 / genr=f-prev,RH=2-notes,LH=grip,for=multi-octaves,file=2020-06-20_14-39-22_000.mp4,key=D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21_17-10-51_000.mp4</text:p>
          </table:table-cell>
          <table:table-cell table:style-name="ce6" office:value-type="string">
            <text:p>:VIDEO / @自宅 / メモ / kb,keyboard / 演奏、play / k-2020-0621-2 / genr=f-prev,RH=2-notes,LH=grip,for=multi-octaves,file=2020-06-20_14-39-22_000.mp4,key=F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:VIDEO / @自宅 / メモ / kb,keyboard / 演奏、play / k-2020-0621-2 / genr=f-prev,RH=2-notes,LH=grip,for=multi-octaves,file=2020-06-20_14-39-22_000.mp4,key=F">
            <text:p>:VIDEO / @自宅 / メモ / kb,keyboard / 演奏、play / k-2020-0621-2 / genr=f-prev,RH=2-notes,LH=grip,for=multi-octaves,file=2020-06-20_14-39-22_000.mp4,key=F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21_17-17-16_000.mp4</text:p>
          </table:table-cell>
          <table:table-cell table:style-name="ce6" office:value-type="string">
            <text:p>:VIDEO / @自宅 / メモ / kb,keyboard / 演奏、play / k-2020-0621-3 / genr=et-N,key=C,chor=Cm7;C#m7;Dm7,RH=2-note-octave,LH=grip,for=grip-movement</text:p>
          </table:table-cell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string" office:string-value=":VIDEO / @自宅 / メモ / kb,keyboard / 演奏、play / k-2020-0621-3 / genr=et-N,key=C,chor=Cm7;C#m7;Dm7,RH=2-note-octave,LH=grip,for=grip-movement">
            <text:p>:VIDEO / @自宅 / メモ / kb,keyboard / 演奏、play / k-2020-0621-3 / genr=et-N,key=C,chor=Cm7;C#m7;Dm7,RH=2-note-octave,LH=grip,for=grip-movement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21_18-10-23_000.mid</text:p>
          </table:table-cell>
          <table:table-cell table:style-name="ce6" office:value-type="string">
            <text:p>:in-mid / app=perfect-piano / 演奏、play / id-2020-0621-1 / category=melody,inst=piano</text:p>
          </table:table-cell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string" office:string-value=":in-mid / app=perfect-piano / 演奏、play / id-2020-0621-1 / category=melody,inst=piano">
            <text:p>:in-mid / app=perfect-piano / 演奏、play / id-2020-0621-1 / category=melody,inst=piano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21_22-01-46_000.mp4</text:p>
          </table:table-cell>
          <table:table-cell table:style-name="ce6" office:value-type="string">
            <text:p>:VIDEO / @自宅 / メモ / kb,keyboard / 演奏、play / k-2020-0621-4 / genr=f-prev:play,key=C,other=re+</text:p>
          </table:table-cell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string" office:string-value=":VIDEO / @自宅 / メモ / kb,keyboard / 演奏、play / k-2020-0621-4 / genr=f-prev:play,key=C,other=re+">
            <text:p>:VIDEO / @自宅 / メモ / kb,keyboard / 演奏、play / k-2020-0621-4 / genr=f-prev:play,key=C,other=re+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7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6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do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6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6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62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510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2">2020/06/22</text:date>, <text:time>11:52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22T11:52:24.36</dc:date>
    <dc:creator>iwabuchi ken</dc:creator>
    <meta:editing-duration>P22DT8H33M19S</meta:editing-duration>
    <meta:editing-cycles>8659</meta:editing-cycles>
    <meta:document-statistic meta:table-count="1" meta:cell-count="471" meta:object-count="0"/>
  </office:meta>
</office:document-meta>
</file>